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8pt" officeooo:rsid="0016331a" officeooo:paragraph-rsid="0016331a" style:font-size-asian="15.75pt" style:font-size-complex="18pt"/>
    </style:style>
    <style:style style:name="P2" style:family="paragraph" style:parent-style-name="Standard">
      <style:text-properties style:font-name="Courier New" fo:font-size="18pt" fo:font-weight="bold" officeooo:rsid="0016331a" officeooo:paragraph-rsid="0016331a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Courier New" fo:font-size="18pt" fo:font-weight="normal" officeooo:rsid="0016331a" officeooo:paragraph-rsid="0016331a" style:font-size-asian="15.75pt" style:font-weight-asian="normal" style:font-size-complex="18pt" style:font-weight-complex="normal"/>
    </style:style>
    <style:style style:name="P4" style:family="paragraph" style:parent-style-name="Standard">
      <style:text-properties style:font-name="Courier New" fo:font-size="18pt" style:text-underline-style="none" fo:font-weight="bold" officeooo:rsid="0016331a" officeooo:paragraph-rsid="0016331a" style:font-size-asian="15.75pt" style:font-weight-asian="bold" style:font-size-complex="18pt" style:font-weight-complex="bold"/>
    </style:style>
    <style:style style:name="P5" style:family="paragraph" style:parent-style-name="Standard">
      <style:text-properties style:font-name="Courier New" fo:font-size="12pt" officeooo:rsid="0016331a" officeooo:paragraph-rsid="0016331a" style:font-size-asian="10.5pt" style:font-size-complex="12pt"/>
    </style:style>
    <style:style style:name="P6" style:family="paragraph" style:parent-style-name="Standard">
      <style:text-properties style:font-name="Courier New" fo:font-size="12pt" fo:font-weight="normal" officeooo:rsid="0016331a" officeooo:paragraph-rsid="0016331a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Courier New" fo:font-size="12pt" style:text-underline-style="none" fo:font-weight="normal" officeooo:rsid="0016331a" officeooo:paragraph-rsid="0016331a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4.1</text:p>
      <text:p text:style-name="P1"/>
      <text:p text:style-name="P2">Actividad 4.1.1</text:p>
      <text:p text:style-name="P5"/>
      <text:p text:style-name="P5">Vehículos (<text:span text:style-name="T2">#id</text:span>, <text:span text:style-name="T3">matrícula</text:span>, <text:span text:style-name="T3">n_bastidor*</text:span>, fech_matrícula, modelo, marca, cilindrada*, motor, color*, antiguedad-d) </text:p>
      <text:p text:style-name="P1"/>
      <text:p text:style-name="P2">Actividad 4.1.2</text:p>
      <text:p text:style-name="P2"/>
      <text:p text:style-name="P6">Libros (<text:span text:style-name="T2">#id</text:span>, título, <text:span text:style-name="T3">isbn,</text:span> páginas*)</text:p>
      <text:p text:style-name="P6"/>
      <text:p text:style-name="P6">Ediciones (<text:span text:style-name="T2">#id_libro, #edición</text:span>)</text:p>
      <text:p text:style-name="P6"/>
      <text:p text:style-name="P6"><text:s text:c="4"/>id_libro → libros (M:C, B:C)</text:p>
      <text:p text:style-name="P6"/>
      <text:p text:style-name="P3"/>
      <text:p text:style-name="P2">Actividad 4.1.3</text:p>
      <text:p text:style-name="P6"/>
      <text:p text:style-name="P6">Artículos (<text:span text:style-name="T2">#id</text:span>, descripción, fecha_Fab, fecha_Cadu-d, duración) </text:p>
      <text:p text:style-name="P6"/>
      <text:p text:style-name="P6">Precios (<text:span text:style-name="T2">#id_artículos, #precio)</text:span></text:p>
      <text:p text:style-name="P6"><text:span text:style-name="T2"/></text:p>
      <text:p text:style-name="P7"><text:s text:c="4"/>id_artículo → artículos (M:C, B:C)</text:p>
      <text:p text:style-name="P7"/>
      <text:p text:style-name="P7"/>
      <text:p text:style-name="P4">Actividad 4.1.4</text:p>
      <text:p text:style-name="P4"/>
      <text:p text:style-name="P7">Clientes (<text:span text:style-name="T2">#id</text:span>, nombre, calle, número, edificio, portal, fecha_nac, edad-d*, <text:span text:style-name="T3">dni</text:span>)</text:p>
      <text:p text:style-name="P7"/>
      <text:p text:style-name="P7">Email (<text:span text:style-name="T2">#id_cliente, #email</text:span>)</text:p>
      <text:p text:style-name="P7"/>
      <text:p text:style-name="P7"><text:s text:c="4"/>id_cliente → clientes (M:C, B:C)</text:p>
      <text:p text:style-name="P7"/>
      <text:p text:style-name="P7">Teléfonos (<text:span text:style-name="T2">#id_cliente, #teléfono</text:span>)</text:p>
      <text:p text:style-name="P7"/>
      <text:p text:style-name="P7"><text:s text:c="4"/>id_cliente → clientes (M:C, B: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12:17:17.365000000</meta:creation-date>
    <dc:date>2023-11-28T12:35:18.945000000</dc:date>
    <meta:editing-duration>PT18M2S</meta:editing-duration>
    <meta:editing-cycles>1</meta:editing-cycles>
    <meta:document-statistic meta:table-count="0" meta:image-count="0" meta:object-count="0" meta:page-count="1" meta:paragraph-count="17" meta:word-count="74" meta:character-count="632" meta:non-whitespace-character-count="557"/>
    <meta:generator>LibreOffice/7.5.6.2$Windows_X86_64 LibreOffice_project/f654817fb68d6d4600d7d2f6b647e47729f55f15</meta:generator>
  </office:meta>
</office:document-meta>
</file>